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Mono Slanted" svg:font-family="'Latin Modern Mono Slanted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Liberation Mono" fo:font-size="5.5pt" fo:letter-spacing="normal" fo:font-style="normal" fo:font-weight="normal" style:font-size-asian="5.5pt" style:font-size-complex="5.5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Liberation Mono" fo:font-size="5.5pt" fo:letter-spacing="normal" fo:font-style="normal" fo:font-weight="normal" officeooo:paragraph-rsid="000a0dc7" style:font-size-asian="5.5pt" style:font-size-complex="5.5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Liberation Mono" fo:font-size="5.5pt" fo:letter-spacing="normal" fo:font-style="normal" fo:font-weight="normal" officeooo:paragraph-rsid="000a358f" style:font-size-asian="5.5pt" style:font-size-complex="5.5pt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Mono" fo:font-size="5.5pt" fo:letter-spacing="normal" fo:font-style="normal" fo:font-weight="normal" style:font-size-asian="5.5pt" style:font-size-complex="5.5pt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style:font-name="Liberation Mono" fo:font-size="5.5pt" style:font-size-asian="5.5pt" style:font-size-complex="5.5pt"/>
    </style:style>
    <style:style style:name="P6" style:family="paragraph" style:parent-style-name="Preformatted_20_Text">
      <style:paragraph-properties fo:orphans="2" fo:widows="2" fo:break-before="page"/>
      <style:text-properties fo:font-variant="normal" fo:text-transform="none" fo:color="#000000" style:font-name="Liberation Mono" fo:font-size="5.5pt" fo:letter-spacing="normal" fo:font-style="normal" fo:font-weight="normal" style:font-size-asian="5.5pt" style:font-size-complex="5.5pt"/>
    </style:style>
    <style:style style:name="P7" style:family="paragraph" style:parent-style-name="Preformatted_20_Text">
      <style:paragraph-properties fo:orphans="2" fo:widows="2" fo:break-before="column"/>
      <style:text-properties fo:font-variant="normal" fo:text-transform="none" fo:color="#000000" style:font-name="Liberation Mono" fo:font-size="5.5pt" fo:letter-spacing="normal" fo:font-style="normal" fo:font-weight="normal" style:font-size-asian="5.5pt" style:font-size-complex="5.5pt"/>
    </style:style>
    <style:style style:name="P8" style:family="paragraph" style:parent-style-name="Preformatted_20_Text">
      <style:paragraph-properties fo:orphans="2" fo:widows="2" fo:break-before="column"/>
      <style:text-properties fo:font-variant="normal" fo:text-transform="none" fo:color="#000000" style:font-name="Liberation Mono" fo:font-size="5.5pt" fo:letter-spacing="normal" fo:font-style="normal" fo:font-weight="normal" officeooo:paragraph-rsid="00091129" style:font-size-asian="5.5pt" style:font-size-complex="5.5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71d2e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982*" fo:start-indent="0cm" fo:end-indent="0cm"/>
          <style:column style:rel-width="982*" fo:start-indent="0cm" fo:end-indent="0cm"/>
          <style:column style:rel-width="983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1111 acid</text:p>
        <text:p text:style-name="P1">1112 acorn</text:p>
        <text:p text:style-name="P1">1113 acre</text:p>
        <text:p text:style-name="P1">1114 acts</text:p>
        <text:p text:style-name="P1">1115 afar</text:p>
        <text:p text:style-name="P1">1116 affix</text:p>
        <text:p text:style-name="P1">1121 aged</text:p>
        <text:p text:style-name="P1">1122 agent</text:p>
        <text:p text:style-name="P1">1123 agile</text:p>
        <text:p text:style-name="P1">1124 aging</text:p>
        <text:p text:style-name="P1">1125 agony</text:p>
        <text:p text:style-name="P1">1126 ahead</text:p>
        <text:p text:style-name="P1">1131 aide</text:p>
        <text:p text:style-name="P1">1132 aids</text:p>
        <text:p text:style-name="P1">1133 aim</text:p>
        <text:p text:style-name="P1">1134 ajar</text:p>
        <text:p text:style-name="P1">1135 alarm</text:p>
        <text:p text:style-name="P1">1136 alias</text:p>
        <text:p text:style-name="P2">1141 alibi</text:p>
        <text:p text:style-name="P1">1142 alien</text:p>
        <text:p text:style-name="P1">1143 alike</text:p>
        <text:p text:style-name="P1">1144 alive</text:p>
        <text:p text:style-name="P1">1145 aloe</text:p>
        <text:p text:style-name="P1">1146 aloft</text:p>
        <text:p text:style-name="P1">1151 aloha</text:p>
        <text:p text:style-name="P1">1152 alone</text:p>
        <text:p text:style-name="P1">1153 amend</text:p>
        <text:p text:style-name="P1">1154 amino</text:p>
        <text:p text:style-name="P1">1155 ample</text:p>
        <text:p text:style-name="P1">1156 amuse</text:p>
        <text:p text:style-name="P1">1161 angel</text:p>
        <text:p text:style-name="P1">1162 anger</text:p>
        <text:p text:style-name="P1">1163 angle</text:p>
        <text:p text:style-name="P1">1164 ankle</text:p>
        <text:p text:style-name="P1">1165 apple</text:p>
        <text:p text:style-name="P1">1166 april</text:p>
        <text:p text:style-name="P7">1211 apron</text:p>
        <text:p text:style-name="P1">1212 aqua</text:p>
        <text:p text:style-name="P1">1213 area</text:p>
        <text:p text:style-name="P1">1214 arena</text:p>
        <text:p text:style-name="P1">1215 argue</text:p>
        <text:p text:style-name="P1">1216 arise</text:p>
        <text:p text:style-name="P1">1221 armed</text:p>
        <text:p text:style-name="P1">1222 armor</text:p>
        <text:p text:style-name="P1">1223 army</text:p>
        <text:p text:style-name="P1">1224 aroma</text:p>
        <text:p text:style-name="P1">1225 array</text:p>
        <text:p text:style-name="P1">1226 arson</text:p>
        <text:p text:style-name="P1">1231 art</text:p>
        <text:p text:style-name="P1">1232 ashen</text:p>
        <text:p text:style-name="P1">1233 ashes</text:p>
        <text:p text:style-name="P1">1234 atlas</text:p>
        <text:p text:style-name="P1">1235 atom</text:p>
        <text:p text:style-name="P1">1236 attic</text:p>
        <text:p text:style-name="P3">1241 audio</text:p>
        <text:p text:style-name="P1">1242 avert</text:p>
        <text:p text:style-name="P1">1243 avoid</text:p>
        <text:p text:style-name="P1">1244 awake</text:p>
        <text:p text:style-name="P1">1245 award</text:p>
        <text:p text:style-name="P1">1246 awoke</text:p>
        <text:p text:style-name="P1">1251 axis</text:p>
        <text:p text:style-name="P1">1252 bacon</text:p>
        <text:p text:style-name="P1">1253 badge</text:p>
        <text:p text:style-name="P1">1254 bagel</text:p>
        <text:p text:style-name="P1">1255 baggy</text:p>
        <text:p text:style-name="P1">1256 baked</text:p>
        <text:p text:style-name="P1">1261 baker</text:p>
        <text:p text:style-name="P1">1262 balmy</text:p>
        <text:p text:style-name="P1">1263 banjo</text:p>
        <text:p text:style-name="P1">1264 barge</text:p>
        <text:p text:style-name="P1">1265 barn</text:p>
        <text:p text:style-name="P1">1266 bash</text:p>
        <text:p text:style-name="P7">1311 basil</text:p>
        <text:p text:style-name="P1">1312 bask</text:p>
        <text:p text:style-name="P1">1313 batch</text:p>
        <text:p text:style-name="P1">1314 bath</text:p>
        <text:p text:style-name="P1">1315 baton</text:p>
        <text:p text:style-name="P1">1316 bats</text:p>
        <text:p text:style-name="P1">1321 blade</text:p>
        <text:p text:style-name="P1">1322 blank</text:p>
        <text:p text:style-name="P1">1323 blast</text:p>
        <text:p text:style-name="P1">1324 blaze</text:p>
        <text:p text:style-name="P1">1325 bleak</text:p>
        <text:p text:style-name="P1">1326 blend</text:p>
        <text:p text:style-name="P1">1331 bless</text:p>
        <text:p text:style-name="P1">1332 blimp</text:p>
        <text:p text:style-name="P1">1333 blink</text:p>
        <text:p text:style-name="P1">1334 bloat</text:p>
        <text:p text:style-name="P1">1335 blob</text:p>
        <text:p text:style-name="P1">1336 blog</text:p>
        <text:p text:style-name="P3">1341 blot</text:p>
        <text:p text:style-name="P1">1342 blunt</text:p>
        <text:p text:style-name="P1">1343 blurt</text:p>
        <text:p text:style-name="P1">1344 blush</text:p>
        <text:p text:style-name="P1">1345 boast</text:p>
        <text:p text:style-name="P1">1346 boat</text:p>
        <text:p text:style-name="P1">1351 body</text:p>
        <text:p text:style-name="P1">1352 boil</text:p>
        <text:p text:style-name="P1">1353 bok</text:p>
        <text:p text:style-name="P1">1354 bolt</text:p>
        <text:p text:style-name="P1">1355 boned</text:p>
        <text:p text:style-name="P1">1356 boney</text:p>
        <text:p text:style-name="P1">1361 bonus</text:p>
        <text:p text:style-name="P1">1362 bony</text:p>
        <text:p text:style-name="P1">1363 book</text:p>
        <text:p text:style-name="P1">1364 booth</text:p>
        <text:p text:style-name="P1">1365 boots</text:p>
        <text:p text:style-name="P1">1366 boss</text:p>
        <text:p text:style-name="P8"><text:soft-page-break/>1411 botch</text:p>
        <text:p text:style-name="P1">1412 both</text:p>
        <text:p text:style-name="P1">1413 boxer</text:p>
        <text:p text:style-name="P1">1414 breed</text:p>
        <text:p text:style-name="P1">1415 bribe</text:p>
        <text:p text:style-name="P1">1416 brick</text:p>
        <text:p text:style-name="P1">1421 bride</text:p>
        <text:p text:style-name="P1">1422 brim</text:p>
        <text:p text:style-name="P1">1423 bring</text:p>
        <text:p text:style-name="P1">1424 brink</text:p>
        <text:p text:style-name="P1">1425 brisk</text:p>
        <text:p text:style-name="P1">1426 broad</text:p>
        <text:p text:style-name="P1">1431 broil</text:p>
        <text:p text:style-name="P1">1432 broke</text:p>
        <text:p text:style-name="P1">1433 brook</text:p>
        <text:p text:style-name="P1">1434 broom</text:p>
        <text:p text:style-name="P1">1435 brush</text:p>
        <text:p text:style-name="P1">1436 buck</text:p>
        <text:p text:style-name="P1">1441 bud</text:p>
        <text:p text:style-name="P1">1442 buggy</text:p>
        <text:p text:style-name="P1">1443 bulge</text:p>
        <text:p text:style-name="P1">1444 bulk</text:p>
        <text:p text:style-name="P1">1445 bully</text:p>
        <text:p text:style-name="P1">1446 bunch</text:p>
        <text:p text:style-name="P1">1451 bunny</text:p>
        <text:p text:style-name="P1">1452 bunt</text:p>
        <text:p text:style-name="P1">1453 bush</text:p>
        <text:p text:style-name="P1">1454 bust</text:p>
        <text:p text:style-name="P1">1455 busy</text:p>
        <text:p text:style-name="P1">1456 buzz</text:p>
        <text:p text:style-name="P1">1461 cable</text:p>
        <text:p text:style-name="P1">1462 cache</text:p>
        <text:p text:style-name="P1">1463 cadet</text:p>
        <text:p text:style-name="P1">1464 cage</text:p>
        <text:p text:style-name="P1">1465 cake</text:p>
        <text:p text:style-name="P1">1466 calm</text:p>
        <text:p text:style-name="P7">1511 cameo</text:p>
        <text:p text:style-name="P1">1512 canal</text:p>
        <text:p text:style-name="P1">1513 candy</text:p>
        <text:p text:style-name="P1">1514 cane</text:p>
        <text:p text:style-name="P1">1515 canon</text:p>
        <text:p text:style-name="P1">1516 cape</text:p>
        <text:p text:style-name="P1">1521 card</text:p>
        <text:p text:style-name="P1">1522 cargo</text:p>
        <text:p text:style-name="P1">1523 carol</text:p>
        <text:p text:style-name="P1">1524 carry</text:p>
        <text:p text:style-name="P1">1525 carve</text:p>
        <text:p text:style-name="P1">1526 case</text:p>
        <text:p text:style-name="P1">1531 cash</text:p>
        <text:p text:style-name="P1">1532 cause</text:p>
        <text:p text:style-name="P1">1533 cedar</text:p>
        <text:p text:style-name="P1">1534 chain</text:p>
        <text:p text:style-name="P1">1535 chair</text:p>
        <text:p text:style-name="P1">1536 chant</text:p>
        <text:p text:style-name="P1">1541 chaos</text:p>
        <text:p text:style-name="P1">1542 charm</text:p>
        <text:p text:style-name="P1">1543 chase</text:p>
        <text:p text:style-name="P1">1544 cheek</text:p>
        <text:p text:style-name="P1">1545 cheer</text:p>
        <text:p text:style-name="P1">1546 chef</text:p>
        <text:p text:style-name="P1">1551 chess</text:p>
        <text:p text:style-name="P1">1552 chest</text:p>
        <text:p text:style-name="P1">1553 chew</text:p>
        <text:p text:style-name="P1">1554 chief</text:p>
        <text:p text:style-name="P1">1555 chili</text:p>
        <text:p text:style-name="P1">1556 chill</text:p>
        <text:p text:style-name="P1">1561 chip</text:p>
        <text:p text:style-name="P1">1562 chomp</text:p>
        <text:p text:style-name="P1">1563 chop</text:p>
        <text:p text:style-name="P1">1564 chow</text:p>
        <text:p text:style-name="P1">1565 chuck</text:p>
        <text:p text:style-name="P1">1566 chump</text:p>
        <text:p text:style-name="P7">1611 chunk</text:p>
        <text:p text:style-name="P1">1612 churn</text:p>
        <text:p text:style-name="P1">1613 chute</text:p>
        <text:p text:style-name="P1">1614 cider</text:p>
        <text:p text:style-name="P1">1615 cinch</text:p>
        <text:p text:style-name="P1">1616 city</text:p>
        <text:p text:style-name="P1">1621 civic</text:p>
        <text:p text:style-name="P1">1622 civil</text:p>
        <text:p text:style-name="P1">1623 clad</text:p>
        <text:p text:style-name="P1">1624 claim</text:p>
        <text:p text:style-name="P1">1625 clamp</text:p>
        <text:p text:style-name="P1">1626 clap</text:p>
        <text:p text:style-name="P1">1631 clash</text:p>
        <text:p text:style-name="P1">1632 clasp</text:p>
        <text:p text:style-name="P1">1633 class</text:p>
        <text:p text:style-name="P1">1634 claw</text:p>
        <text:p text:style-name="P1">1635 clay</text:p>
        <text:p text:style-name="P1">1636 clean</text:p>
        <text:p text:style-name="P1">1641 clear</text:p>
        <text:p text:style-name="P1">1642 cleat</text:p>
        <text:p text:style-name="P1">1643 cleft</text:p>
        <text:p text:style-name="P1">1644 clerk</text:p>
        <text:p text:style-name="P1">1645 click</text:p>
        <text:p text:style-name="P1">1646 cling</text:p>
        <text:p text:style-name="P1">1651 clink</text:p>
        <text:p text:style-name="P1">1652 clip</text:p>
        <text:p text:style-name="P1">1653 cloak</text:p>
        <text:p text:style-name="P1">1654 clock</text:p>
        <text:p text:style-name="P1">1655 clone</text:p>
        <text:p text:style-name="P1">1656 cloth</text:p>
        <text:p text:style-name="P1">1661 cloud</text:p>
        <text:p text:style-name="P1">1662 clump</text:p>
        <text:p text:style-name="P1">1663 coach</text:p>
        <text:p text:style-name="P1">1664 coast</text:p>
        <text:p text:style-name="P1">1665 coat</text:p>
        <text:p text:style-name="P1">1666 cod</text:p>
        <text:p text:style-name="P6">2111 coil</text:p>
        <text:p text:style-name="P1">2112 coke</text:p>
        <text:p text:style-name="P1">2113 cola</text:p>
        <text:p text:style-name="P1">2114 cold</text:p>
        <text:p text:style-name="P1">2115 colt</text:p>
        <text:p text:style-name="P1">2116 coma</text:p>
        <text:p text:style-name="P1">2121 come</text:p>
        <text:p text:style-name="P1">2122 comic</text:p>
        <text:p text:style-name="P1">2123 comma</text:p>
        <text:p text:style-name="P1">2124 cone</text:p>
        <text:p text:style-name="P1">2125 cope</text:p>
        <text:p text:style-name="P1">2126 copy</text:p>
        <text:p text:style-name="P1">2131 coral</text:p>
        <text:p text:style-name="P1">2132 cork</text:p>
        <text:p text:style-name="P1">2133 cost</text:p>
        <text:p text:style-name="P1">2134 cot</text:p>
        <text:p text:style-name="P1">2135 couch</text:p>
        <text:p text:style-name="P1">2136 cough</text:p>
        <text:p text:style-name="P1">2141 cover</text:p>
        <text:p text:style-name="P1">2142 cozy</text:p>
        <text:p text:style-name="P1">2143 craft</text:p>
        <text:p text:style-name="P1">2144 cramp</text:p>
        <text:p text:style-name="P1">2145 crane</text:p>
        <text:p text:style-name="P1">2146 crank</text:p>
        <text:p text:style-name="P1">2151 crate</text:p>
        <text:p text:style-name="P1">2152 crave</text:p>
        <text:p text:style-name="P1">2153 crawl</text:p>
        <text:p text:style-name="P1">2154 crazy</text:p>
        <text:p text:style-name="P1">2155 creme</text:p>
        <text:p text:style-name="P1">2156 crepe</text:p>
        <text:p text:style-name="P1">2161 crept</text:p>
        <text:p text:style-name="P1">2162 crib</text:p>
        <text:p text:style-name="P1">2163 cried</text:p>
        <text:p text:style-name="P1">2164 crisp</text:p>
        <text:p text:style-name="P1">2165 crook</text:p>
        <text:p text:style-name="P1">2166 crop</text:p>
        <text:p text:style-name="P7">2211 cross</text:p>
        <text:p text:style-name="P1">2212 crowd</text:p>
        <text:p text:style-name="P1">2213 crown</text:p>
        <text:p text:style-name="P1">2214 crumb</text:p>
        <text:p text:style-name="P1">2215 crush</text:p>
        <text:p text:style-name="P1">2216 crust</text:p>
        <text:p text:style-name="P1">2221 cub</text:p>
        <text:p text:style-name="P1">2222 cult</text:p>
        <text:p text:style-name="P1">2223 cupid</text:p>
        <text:p text:style-name="P1">2224 cure</text:p>
        <text:p text:style-name="P1">2225 curl</text:p>
        <text:p text:style-name="P1">2226 curry</text:p>
        <text:p text:style-name="P1">2231 curse</text:p>
        <text:p text:style-name="P1">2232 curve</text:p>
        <text:p text:style-name="P1">2233 curvy</text:p>
        <text:p text:style-name="P1">2234 cushy</text:p>
        <text:p text:style-name="P1">2235 cut</text:p>
        <text:p text:style-name="P1">2236 cycle</text:p>
        <text:p text:style-name="P1">2241 dab</text:p>
        <text:p text:style-name="P1">2242 dad</text:p>
        <text:p text:style-name="P1">2243 daily</text:p>
        <text:p text:style-name="P1">2244 dairy</text:p>
        <text:p text:style-name="P1">2245 daisy</text:p>
        <text:p text:style-name="P1">2246 dance</text:p>
        <text:p text:style-name="P1">2251 dandy</text:p>
        <text:p text:style-name="P1">2252 darn</text:p>
        <text:p text:style-name="P1">2253 dart</text:p>
        <text:p text:style-name="P1">2254 dash</text:p>
        <text:p text:style-name="P1">2255 data</text:p>
        <text:p text:style-name="P1">2256 date</text:p>
        <text:p text:style-name="P1">2261 dawn</text:p>
        <text:p text:style-name="P1">2262 deaf</text:p>
        <text:p text:style-name="P1">2263 deal</text:p>
        <text:p text:style-name="P1">2264 dean</text:p>
        <text:p text:style-name="P1">2265 debit</text:p>
        <text:p text:style-name="P1">2266 debt</text:p>
        <text:p text:style-name="P7">2311 debug</text:p>
        <text:p text:style-name="P1">2312 decaf</text:p>
        <text:p text:style-name="P1">2313 decal</text:p>
        <text:p text:style-name="P1">2314 decay</text:p>
        <text:p text:style-name="P1">2315 deck</text:p>
        <text:p text:style-name="P1">2316 decor</text:p>
        <text:p text:style-name="P1">2321 decoy</text:p>
        <text:p text:style-name="P1">2322 deed</text:p>
        <text:p text:style-name="P1">2323 delay</text:p>
        <text:p text:style-name="P1">2324 denim</text:p>
        <text:p text:style-name="P1">2325 dense</text:p>
        <text:p text:style-name="P1">2326 dent</text:p>
        <text:p text:style-name="P1">2331 depth</text:p>
        <text:p text:style-name="P1">2332 derby</text:p>
        <text:p text:style-name="P1">2333 desk</text:p>
        <text:p text:style-name="P1">2334 dial</text:p>
        <text:p text:style-name="P1">2335 diary</text:p>
        <text:p text:style-name="P1">2336 dice</text:p>
        <text:p text:style-name="P1">2341 dig</text:p>
        <text:p text:style-name="P1">2342 dill</text:p>
        <text:p text:style-name="P1">2343 dime</text:p>
        <text:p text:style-name="P1">2344 dimly</text:p>
        <text:p text:style-name="P1">2345 diner</text:p>
        <text:p text:style-name="P1">2346 dingy</text:p>
        <text:p text:style-name="P1">2351 disco</text:p>
        <text:p text:style-name="P1">2352 dish</text:p>
        <text:p text:style-name="P1">2353 disk</text:p>
        <text:p text:style-name="P1">2354 ditch</text:p>
        <text:p text:style-name="P1">2355 ditzy</text:p>
        <text:p text:style-name="P1">2356 dizzy</text:p>
        <text:p text:style-name="P1">2361 dock</text:p>
        <text:p text:style-name="P1">2362 dodge</text:p>
        <text:p text:style-name="P1">2363 doing</text:p>
        <text:p text:style-name="P1">2364 doll</text:p>
        <text:p text:style-name="P1">2365 dome</text:p>
        <text:p text:style-name="P1">2366 donor</text:p>
        <text:p text:style-name="P7"><text:soft-page-break/>2411 donut</text:p>
        <text:p text:style-name="P1">2412 dose</text:p>
        <text:p text:style-name="P1">2413 dot</text:p>
        <text:p text:style-name="P1">2414 dove</text:p>
        <text:p text:style-name="P1">2415 down</text:p>
        <text:p text:style-name="P1">2416 dowry</text:p>
        <text:p text:style-name="P1">2421 doze</text:p>
        <text:p text:style-name="P1">2422 drab</text:p>
        <text:p text:style-name="P1">2423 drama</text:p>
        <text:p text:style-name="P1">2424 drank</text:p>
        <text:p text:style-name="P1">2425 draw</text:p>
        <text:p text:style-name="P1">2426 dress</text:p>
        <text:p text:style-name="P1">2431 dried</text:p>
        <text:p text:style-name="P1">2432 drift</text:p>
        <text:p text:style-name="P1">2433 drill</text:p>
        <text:p text:style-name="P1">2434 drive</text:p>
        <text:p text:style-name="P1">2435 drone</text:p>
        <text:p text:style-name="P1">2436 droop</text:p>
        <text:p text:style-name="P1">2441 drove</text:p>
        <text:p text:style-name="P1">2442 drown</text:p>
        <text:p text:style-name="P1">2443 drum</text:p>
        <text:p text:style-name="P1">2444 dry</text:p>
        <text:p text:style-name="P1">2445 duck</text:p>
        <text:p text:style-name="P1">2446 duct</text:p>
        <text:p text:style-name="P1">2451 dude</text:p>
        <text:p text:style-name="P1">2452 dug</text:p>
        <text:p text:style-name="P1">2453 duke</text:p>
        <text:p text:style-name="P1">2454 duo</text:p>
        <text:p text:style-name="P1">2455 dusk</text:p>
        <text:p text:style-name="P1">2456 dust</text:p>
        <text:p text:style-name="P1">2461 duty</text:p>
        <text:p text:style-name="P1">2462 dwarf</text:p>
        <text:p text:style-name="P1">2463 dwell</text:p>
        <text:p text:style-name="P1">2464 eagle</text:p>
        <text:p text:style-name="P1">2465 early</text:p>
        <text:p text:style-name="P1">2466 earth</text:p>
        <text:p text:style-name="P7">2511 easel</text:p>
        <text:p text:style-name="P1">2512 east</text:p>
        <text:p text:style-name="P1">2513 eaten</text:p>
        <text:p text:style-name="P1">2514 eats</text:p>
        <text:p text:style-name="P1">2515 ebay</text:p>
        <text:p text:style-name="P1">2516 ebony</text:p>
        <text:p text:style-name="P1">2521 ebook</text:p>
        <text:p text:style-name="P1">2522 echo</text:p>
        <text:p text:style-name="P1">2523 edge</text:p>
        <text:p text:style-name="P1">2524 eel</text:p>
        <text:p text:style-name="P1">2525 eject</text:p>
        <text:p text:style-name="P1">2526 elbow</text:p>
        <text:p text:style-name="P1">2531 elder</text:p>
        <text:p text:style-name="P1">2532 elf</text:p>
        <text:p text:style-name="P1">2533 elk</text:p>
        <text:p text:style-name="P1">2534 elm</text:p>
        <text:p text:style-name="P1">2535 elope</text:p>
        <text:p text:style-name="P1">2536 elude</text:p>
        <text:p text:style-name="P1">2541 elves</text:p>
        <text:p text:style-name="P1">2542 email</text:p>
        <text:p text:style-name="P1">2543 emit</text:p>
        <text:p text:style-name="P1">2544 empty</text:p>
        <text:p text:style-name="P1">2545 emu</text:p>
        <text:p text:style-name="P1">2546 enter</text:p>
        <text:p text:style-name="P1">2551 entry</text:p>
        <text:p text:style-name="P1">2552 envoy</text:p>
        <text:p text:style-name="P1">2553 equal</text:p>
        <text:p text:style-name="P1">2554 erase</text:p>
        <text:p text:style-name="P1">2555 error</text:p>
        <text:p text:style-name="P1">2556 erupt</text:p>
        <text:p text:style-name="P1">2561 essay</text:p>
        <text:p text:style-name="P1">2562 etch</text:p>
        <text:p text:style-name="P1">2563 evade</text:p>
        <text:p text:style-name="P1">2564 even</text:p>
        <text:p text:style-name="P1">2565 evict</text:p>
        <text:p text:style-name="P1">2566 evil</text:p>
        <text:p text:style-name="P7">2611 evoke</text:p>
        <text:p text:style-name="P1">2612 exact</text:p>
        <text:p text:style-name="P1">2613 exit</text:p>
        <text:p text:style-name="P1">2614 fable</text:p>
        <text:p text:style-name="P1">2615 faced</text:p>
        <text:p text:style-name="P1">2616 fact</text:p>
        <text:p text:style-name="P1">2621 fade</text:p>
        <text:p text:style-name="P1">2622 fall</text:p>
        <text:p text:style-name="P1">2623 false</text:p>
        <text:p text:style-name="P1">2624 fancy</text:p>
        <text:p text:style-name="P1">2625 fang</text:p>
        <text:p text:style-name="P1">2626 fax</text:p>
        <text:p text:style-name="P1">2631 feast</text:p>
        <text:p text:style-name="P1">2632 feed</text:p>
        <text:p text:style-name="P1">2633 femur</text:p>
        <text:p text:style-name="P1">2634 fence</text:p>
        <text:p text:style-name="P1">2635 fend</text:p>
        <text:p text:style-name="P1">2636 ferry</text:p>
        <text:p text:style-name="P1">2641 fetal</text:p>
        <text:p text:style-name="P1">2642 fetch</text:p>
        <text:p text:style-name="P1">2643 fever</text:p>
        <text:p text:style-name="P1">2644 fiber</text:p>
        <text:p text:style-name="P1">2645 fifth</text:p>
        <text:p text:style-name="P1">2646 fifty</text:p>
        <text:p text:style-name="P1">2651 film</text:p>
        <text:p text:style-name="P1">2652 filth</text:p>
        <text:p text:style-name="P1">2653 final</text:p>
        <text:p text:style-name="P1">2654 finch</text:p>
        <text:p text:style-name="P1">2655 fit</text:p>
        <text:p text:style-name="P1">2656 five</text:p>
        <text:p text:style-name="P1">2661 flag</text:p>
        <text:p text:style-name="P1">2662 flaky</text:p>
        <text:p text:style-name="P1">2663 flame</text:p>
        <text:p text:style-name="P1">2664 flap</text:p>
        <text:p text:style-name="P1">2665 flask</text:p>
        <text:p text:style-name="P1">2666 fled</text:p>
        <text:p text:style-name="P7"><text:soft-page-break/>3111 flick</text:p>
        <text:p text:style-name="P1">3112 fling</text:p>
        <text:p text:style-name="P1">3113 flint</text:p>
        <text:p text:style-name="P1">3114 flip</text:p>
        <text:p text:style-name="P1">3115 flirt</text:p>
        <text:p text:style-name="P1">3116 float</text:p>
        <text:p text:style-name="P1">3121 flock</text:p>
        <text:p text:style-name="P1">3122 flop</text:p>
        <text:p text:style-name="P1">3123 floss</text:p>
        <text:p text:style-name="P1">3124 flyer</text:p>
        <text:p text:style-name="P1">3125 foam</text:p>
        <text:p text:style-name="P1">3126 foe</text:p>
        <text:p text:style-name="P1">3131 fog</text:p>
        <text:p text:style-name="P1">3132 foil</text:p>
        <text:p text:style-name="P1">3133 folic</text:p>
        <text:p text:style-name="P1">3134 folk</text:p>
        <text:p text:style-name="P1">3135 food</text:p>
        <text:p text:style-name="P1">3136 fool</text:p>
        <text:p text:style-name="P1">3141 found</text:p>
        <text:p text:style-name="P1">3142 fox</text:p>
        <text:p text:style-name="P1">3143 foyer</text:p>
        <text:p text:style-name="P1">3144 frail</text:p>
        <text:p text:style-name="P1">3145 frame</text:p>
        <text:p text:style-name="P1">3146 fray</text:p>
        <text:p text:style-name="P1">3151 fresh</text:p>
        <text:p text:style-name="P1">3152 fried</text:p>
        <text:p text:style-name="P1">3153 frill</text:p>
        <text:p text:style-name="P1">3154 frisk</text:p>
        <text:p text:style-name="P1">3155 from</text:p>
        <text:p text:style-name="P1">3156 front</text:p>
        <text:p text:style-name="P1">3161 frost</text:p>
        <text:p text:style-name="P1">3162 froth</text:p>
        <text:p text:style-name="P1">3163 frown</text:p>
        <text:p text:style-name="P1">3164 froze</text:p>
        <text:p text:style-name="P1">3165 fruit</text:p>
        <text:p text:style-name="P1">3166 gag</text:p>
        <text:p text:style-name="P7">3211 gains</text:p>
        <text:p text:style-name="P1">3212 gala</text:p>
        <text:p text:style-name="P1">3213 game</text:p>
        <text:p text:style-name="P1">3214 gap</text:p>
        <text:p text:style-name="P1">3215 gas</text:p>
        <text:p text:style-name="P1">3216 gave</text:p>
        <text:p text:style-name="P1">3221 gear</text:p>
        <text:p text:style-name="P1">3222 gecko</text:p>
        <text:p text:style-name="P1">3223 geek</text:p>
        <text:p text:style-name="P1">3224 gem</text:p>
        <text:p text:style-name="P1">3225 genre</text:p>
        <text:p text:style-name="P1">3226 gift</text:p>
        <text:p text:style-name="P1">3231 gig</text:p>
        <text:p text:style-name="P1">3232 gills</text:p>
        <text:p text:style-name="P1">3233 given</text:p>
        <text:p text:style-name="P1">3234 giver</text:p>
        <text:p text:style-name="P1">3235 glad</text:p>
        <text:p text:style-name="P1">3236 glass</text:p>
        <text:p text:style-name="P1">3241 glide</text:p>
        <text:p text:style-name="P1">3242 gloss</text:p>
        <text:p text:style-name="P1">3243 glove</text:p>
        <text:p text:style-name="P1">3244 glow</text:p>
        <text:p text:style-name="P1">3245 glue</text:p>
        <text:p text:style-name="P1">3246 goal</text:p>
        <text:p text:style-name="P1">3251 going</text:p>
        <text:p text:style-name="P1">3252 golf</text:p>
        <text:p text:style-name="P1">3253 gong</text:p>
        <text:p text:style-name="P1">3254 good</text:p>
        <text:p text:style-name="P1">3255 gooey</text:p>
        <text:p text:style-name="P1">3256 goofy</text:p>
        <text:p text:style-name="P1">3261 gore</text:p>
        <text:p text:style-name="P1">3262 gown</text:p>
        <text:p text:style-name="P1">3263 grab</text:p>
        <text:p text:style-name="P1">3264 grain</text:p>
        <text:p text:style-name="P1">3265 grant</text:p>
        <text:p text:style-name="P1">3266 grape</text:p>
        <text:p text:style-name="P7">3311 graph</text:p>
        <text:p text:style-name="P1">3312 grasp</text:p>
        <text:p text:style-name="P1">3313 grass</text:p>
        <text:p text:style-name="P1">3314 grave</text:p>
        <text:p text:style-name="P1">3315 gravy</text:p>
        <text:p text:style-name="P1">3316 gray</text:p>
        <text:p text:style-name="P1">3321 green</text:p>
        <text:p text:style-name="P1">3322 greet</text:p>
        <text:p text:style-name="P1">3323 grew</text:p>
        <text:p text:style-name="P1">3324 grid</text:p>
        <text:p text:style-name="P1">3325 grief</text:p>
        <text:p text:style-name="P1">3326 grill</text:p>
        <text:p text:style-name="P1">3331 grip</text:p>
        <text:p text:style-name="P1">3332 grit</text:p>
        <text:p text:style-name="P1">3333 groom</text:p>
        <text:p text:style-name="P1">3334 grope</text:p>
        <text:p text:style-name="P1">3335 growl</text:p>
        <text:p text:style-name="P1">3336 grub</text:p>
        <text:p text:style-name="P1">3341 grunt</text:p>
        <text:p text:style-name="P1">3342 guide</text:p>
        <text:p text:style-name="P1">3343 gulf</text:p>
        <text:p text:style-name="P1">3344 gulp</text:p>
        <text:p text:style-name="P1">3345 gummy</text:p>
        <text:p text:style-name="P1">3346 guru</text:p>
        <text:p text:style-name="P1">3351 gush</text:p>
        <text:p text:style-name="P1">3352 gut</text:p>
        <text:p text:style-name="P1">3353 guy</text:p>
        <text:p text:style-name="P1">3354 habit</text:p>
        <text:p text:style-name="P1">3355 half</text:p>
        <text:p text:style-name="P1">3356 halo</text:p>
        <text:p text:style-name="P1">3361 halt</text:p>
        <text:p text:style-name="P1">3362 happy</text:p>
        <text:p text:style-name="P1">3363 harm</text:p>
        <text:p text:style-name="P1">3364 hash</text:p>
        <text:p text:style-name="P1">3365 hasty</text:p>
        <text:p text:style-name="P1">3366 hatch</text:p>
        <text:p text:style-name="P1"/>
        <text:p text:style-name="P7"><text:soft-page-break/>3411 hate</text:p>
        <text:p text:style-name="P1">3412 haven</text:p>
        <text:p text:style-name="P1">3413 hazel</text:p>
        <text:p text:style-name="P1">3414 hazy</text:p>
        <text:p text:style-name="P1">3415 heap</text:p>
        <text:p text:style-name="P1">3416 heat</text:p>
        <text:p text:style-name="P1">3421 heave</text:p>
        <text:p text:style-name="P1">3422 hedge</text:p>
        <text:p text:style-name="P1">3423 hefty</text:p>
        <text:p text:style-name="P1">3424 help</text:p>
        <text:p text:style-name="P1">3425 herbs</text:p>
        <text:p text:style-name="P1">3426 hers</text:p>
        <text:p text:style-name="P1">3431 hub</text:p>
        <text:p text:style-name="P1">3432 hug</text:p>
        <text:p text:style-name="P1">3433 hula</text:p>
        <text:p text:style-name="P1">3434 hull</text:p>
        <text:p text:style-name="P1">3435 human</text:p>
        <text:p text:style-name="P1">3436 humid</text:p>
        <text:p text:style-name="P1">3441 hump</text:p>
        <text:p text:style-name="P1">3442 hung</text:p>
        <text:p text:style-name="P1">3443 hunk</text:p>
        <text:p text:style-name="P1">3444 hunt</text:p>
        <text:p text:style-name="P1">3445 hurry</text:p>
        <text:p text:style-name="P1">3446 hurt</text:p>
        <text:p text:style-name="P1">3451 hush</text:p>
        <text:p text:style-name="P1">3452 hut</text:p>
        <text:p text:style-name="P1">3453 ice</text:p>
        <text:p text:style-name="P1">3454 icing</text:p>
        <text:p text:style-name="P1">3455 icon</text:p>
        <text:p text:style-name="P1">3456 icy</text:p>
        <text:p text:style-name="P1">3461 igloo</text:p>
        <text:p text:style-name="P1">3462 image</text:p>
        <text:p text:style-name="P1">3463 ion</text:p>
        <text:p text:style-name="P1">3464 iron</text:p>
        <text:p text:style-name="P1">3465 islam</text:p>
        <text:p text:style-name="P1">3466 issue</text:p>
        <text:p text:style-name="P7">3511 item</text:p>
        <text:p text:style-name="P1">3512 ivory</text:p>
        <text:p text:style-name="P1">3513 ivy</text:p>
        <text:p text:style-name="P1">3514 jab</text:p>
        <text:p text:style-name="P1">3515 jam</text:p>
        <text:p text:style-name="P1">3516 jaws</text:p>
        <text:p text:style-name="P1">3521 jazz</text:p>
        <text:p text:style-name="P1">3522 jeep</text:p>
        <text:p text:style-name="P1">3523 jelly</text:p>
        <text:p text:style-name="P1">3524 jet</text:p>
        <text:p text:style-name="P1">3525 jiffy</text:p>
        <text:p text:style-name="P1">3526 job</text:p>
        <text:p text:style-name="P1">3531 jog</text:p>
        <text:p text:style-name="P1">3532 jolly</text:p>
        <text:p text:style-name="P1">3533 jolt</text:p>
        <text:p text:style-name="P1">3534 jot</text:p>
        <text:p text:style-name="P1">3535 joy</text:p>
        <text:p text:style-name="P1">3536 judge</text:p>
        <text:p text:style-name="P1">3541 juice</text:p>
        <text:p text:style-name="P1">3542 juicy</text:p>
        <text:p text:style-name="P1">3543 july</text:p>
        <text:p text:style-name="P1">3544 jumbo</text:p>
        <text:p text:style-name="P1">3545 jump</text:p>
        <text:p text:style-name="P1">3546 junky</text:p>
        <text:p text:style-name="P1">3551 juror</text:p>
        <text:p text:style-name="P1">3552 jury</text:p>
        <text:p text:style-name="P1">3553 keep</text:p>
        <text:p text:style-name="P1">3554 keg</text:p>
        <text:p text:style-name="P1">3555 kept</text:p>
        <text:p text:style-name="P1">3556 kick</text:p>
        <text:p text:style-name="P1">3561 kilt</text:p>
        <text:p text:style-name="P1">3562 king</text:p>
        <text:p text:style-name="P1">3563 kite</text:p>
        <text:p text:style-name="P1">3564 kitty</text:p>
        <text:p text:style-name="P1">3565 kiwi</text:p>
        <text:p text:style-name="P1">3566 knee</text:p>
        <text:p text:style-name="P7">3611 knelt</text:p>
        <text:p text:style-name="P1">3612 koala</text:p>
        <text:p text:style-name="P1">3613 kung</text:p>
        <text:p text:style-name="P1">3614 ladle</text:p>
        <text:p text:style-name="P1">3615 lady</text:p>
        <text:p text:style-name="P1">3616 lair</text:p>
        <text:p text:style-name="P1">3621 lake</text:p>
        <text:p text:style-name="P1">3622 lance</text:p>
        <text:p text:style-name="P1">3623 land</text:p>
        <text:p text:style-name="P1">3624 lapel</text:p>
        <text:p text:style-name="P1">3625 large</text:p>
        <text:p text:style-name="P1">3626 lash</text:p>
        <text:p text:style-name="P1">3631 lasso</text:p>
        <text:p text:style-name="P1">3632 last</text:p>
        <text:p text:style-name="P1">3633 latch</text:p>
        <text:p text:style-name="P1">3634 late</text:p>
        <text:p text:style-name="P1">3635 lazy</text:p>
        <text:p text:style-name="P1">3636 left</text:p>
        <text:p text:style-name="P1">3641 legal</text:p>
        <text:p text:style-name="P1">3642 lemon</text:p>
        <text:p text:style-name="P1">3643 lend</text:p>
        <text:p text:style-name="P1">3644 lens</text:p>
        <text:p text:style-name="P1">3645 lent</text:p>
        <text:p text:style-name="P1">3646 level</text:p>
        <text:p text:style-name="P1">3651 lever</text:p>
        <text:p text:style-name="P1">3652 lid</text:p>
        <text:p text:style-name="P1">3653 life</text:p>
        <text:p text:style-name="P1">3654 lift</text:p>
        <text:p text:style-name="P1">3655 lilac</text:p>
        <text:p text:style-name="P1">3656 lily</text:p>
        <text:p text:style-name="P1">3661 limb</text:p>
        <text:p text:style-name="P1">3662 limes</text:p>
        <text:p text:style-name="P1">3663 line</text:p>
        <text:p text:style-name="P1">3664 lint</text:p>
        <text:p text:style-name="P1">3665 lion</text:p>
        <text:p text:style-name="P1">3666 lip</text:p>
        <text:p text:style-name="P7"><text:soft-page-break/>4111 list</text:p>
        <text:p text:style-name="P1">4112 lived</text:p>
        <text:p text:style-name="P1">4113 liver</text:p>
        <text:p text:style-name="P1">4114 lunar</text:p>
        <text:p text:style-name="P1">4115 lunch</text:p>
        <text:p text:style-name="P1">4116 lung</text:p>
        <text:p text:style-name="P1">4121 lurch</text:p>
        <text:p text:style-name="P1">4122 lure</text:p>
        <text:p text:style-name="P1">4123 lurk</text:p>
        <text:p text:style-name="P1">4124 lying</text:p>
        <text:p text:style-name="P1">4125 lyric</text:p>
        <text:p text:style-name="P1">4126 mace</text:p>
        <text:p text:style-name="P1">4131 maker</text:p>
        <text:p text:style-name="P1">4132 malt</text:p>
        <text:p text:style-name="P1">4133 mama</text:p>
        <text:p text:style-name="P1">4134 mango</text:p>
        <text:p text:style-name="P1">4135 manor</text:p>
        <text:p text:style-name="P1">4136 many</text:p>
        <text:p text:style-name="P1">4141 map</text:p>
        <text:p text:style-name="P1">4142 march</text:p>
        <text:p text:style-name="P1">4143 mardi</text:p>
        <text:p text:style-name="P1">4144 marry</text:p>
        <text:p text:style-name="P1">4145 mash</text:p>
        <text:p text:style-name="P1">4146 match</text:p>
        <text:p text:style-name="P1">4151 mate</text:p>
        <text:p text:style-name="P1">4152 math</text:p>
        <text:p text:style-name="P1">4153 moan</text:p>
        <text:p text:style-name="P1">4154 mocha</text:p>
        <text:p text:style-name="P1">4155 moist</text:p>
        <text:p text:style-name="P1">4156 mold</text:p>
        <text:p text:style-name="P1">4161 mom</text:p>
        <text:p text:style-name="P1">4162 moody</text:p>
        <text:p text:style-name="P1">4163 mop</text:p>
        <text:p text:style-name="P1">4164 morse</text:p>
        <text:p text:style-name="P1">4165 most</text:p>
        <text:p text:style-name="P1">4166 motor</text:p>
        <text:p text:style-name="P7">4211 motto</text:p>
        <text:p text:style-name="P1">4212 mount</text:p>
        <text:p text:style-name="P1">4213 mouse</text:p>
        <text:p text:style-name="P1">4214 mousy</text:p>
        <text:p text:style-name="P1">4215 mouth</text:p>
        <text:p text:style-name="P1">4216 move</text:p>
        <text:p text:style-name="P1">4221 movie</text:p>
        <text:p text:style-name="P1">4222 mower</text:p>
        <text:p text:style-name="P1">4223 mud</text:p>
        <text:p text:style-name="P1">4224 mug</text:p>
        <text:p text:style-name="P1">4225 mulch</text:p>
        <text:p text:style-name="P1">4226 mule</text:p>
        <text:p text:style-name="P1">4231 mull</text:p>
        <text:p text:style-name="P1">4232 mumbo</text:p>
        <text:p text:style-name="P1">4233 mummy</text:p>
        <text:p text:style-name="P1">4234 mural</text:p>
        <text:p text:style-name="P1">4235 muse</text:p>
        <text:p text:style-name="P1">4236 music</text:p>
        <text:p text:style-name="P1">4241 musky</text:p>
        <text:p text:style-name="P1">4242 mute</text:p>
        <text:p text:style-name="P1">4243 nacho</text:p>
        <text:p text:style-name="P1">4244 nag</text:p>
        <text:p text:style-name="P1">4245 nail</text:p>
        <text:p text:style-name="P1">4246 name</text:p>
        <text:p text:style-name="P1">4251 nanny</text:p>
        <text:p text:style-name="P1">4252 nap</text:p>
        <text:p text:style-name="P1">4253 navy</text:p>
        <text:p text:style-name="P1">4254 near</text:p>
        <text:p text:style-name="P1">4255 neat</text:p>
        <text:p text:style-name="P1">4256 neon</text:p>
        <text:p text:style-name="P1">4261 nerd</text:p>
        <text:p text:style-name="P1">4262 nest</text:p>
        <text:p text:style-name="P1">4263 net</text:p>
        <text:p text:style-name="P1">4264 next</text:p>
        <text:p text:style-name="P1">4265 niece</text:p>
        <text:p text:style-name="P1">4266 ninth</text:p>
        <text:p text:style-name="P7">4311 nutty</text:p>
        <text:p text:style-name="P1">4312 oak</text:p>
        <text:p text:style-name="P1">4313 oasis</text:p>
        <text:p text:style-name="P1">4314 oat</text:p>
        <text:p text:style-name="P1">4315 ocean</text:p>
        <text:p text:style-name="P1">4316 oil</text:p>
        <text:p text:style-name="P1">4321 old</text:p>
        <text:p text:style-name="P1">4322 olive</text:p>
        <text:p text:style-name="P1">4323 omen</text:p>
        <text:p text:style-name="P1">4324 onion</text:p>
        <text:p text:style-name="P1">4325 only</text:p>
        <text:p text:style-name="P1">4326 ooze</text:p>
        <text:p text:style-name="P1">4331 opal</text:p>
        <text:p text:style-name="P1">4332 open</text:p>
        <text:p text:style-name="P1">4333 opera</text:p>
        <text:p text:style-name="P1">4334 opt</text:p>
        <text:p text:style-name="P1">4335 otter</text:p>
        <text:p text:style-name="P1">4336 ouch</text:p>
        <text:p text:style-name="P1">4341 ounce</text:p>
        <text:p text:style-name="P1">4342 outer</text:p>
        <text:p text:style-name="P1">4343 oval</text:p>
        <text:p text:style-name="P1">4344 oven</text:p>
        <text:p text:style-name="P1">4345 owl</text:p>
        <text:p text:style-name="P1">4346 ozone</text:p>
        <text:p text:style-name="P1">4351 pace</text:p>
        <text:p text:style-name="P1">4352 pagan</text:p>
        <text:p text:style-name="P1">4353 pager</text:p>
        <text:p text:style-name="P1">4354 palm</text:p>
        <text:p text:style-name="P1">4355 panda</text:p>
        <text:p text:style-name="P1">4356 panic</text:p>
        <text:p text:style-name="P1">4361 pants</text:p>
        <text:p text:style-name="P1">4362 panty</text:p>
        <text:p text:style-name="P1">4363 paper</text:p>
        <text:p text:style-name="P1">4364 park</text:p>
        <text:p text:style-name="P1">4365 party</text:p>
        <text:p text:style-name="P1">4366 pasta</text:p>
        <text:p text:style-name="P1"/>
        <text:p text:style-name="P7"><text:soft-page-break/>4411 patch</text:p>
        <text:p text:style-name="P1">4412 path</text:p>
        <text:p text:style-name="P1">4413 patio</text:p>
        <text:p text:style-name="P1">4414 payer</text:p>
        <text:p text:style-name="P1">4415 pecan</text:p>
        <text:p text:style-name="P1">4416 penny</text:p>
        <text:p text:style-name="P1">4421 pep</text:p>
        <text:p text:style-name="P1">4422 perch</text:p>
        <text:p text:style-name="P1">4423 perky</text:p>
        <text:p text:style-name="P1">4424 perm</text:p>
        <text:p text:style-name="P1">4425 pest</text:p>
        <text:p text:style-name="P1">4426 petal</text:p>
        <text:p text:style-name="P1">4431 petri</text:p>
        <text:p text:style-name="P1">4432 petty</text:p>
        <text:p text:style-name="P1">4433 photo</text:p>
        <text:p text:style-name="P1">4434 plank</text:p>
        <text:p text:style-name="P1">4435 plant</text:p>
        <text:p text:style-name="P1">4436 plaza</text:p>
        <text:p text:style-name="P1">4441 plead</text:p>
        <text:p text:style-name="P1">4442 plot</text:p>
        <text:p text:style-name="P1">4443 plow</text:p>
        <text:p text:style-name="P1">4444 pluck</text:p>
        <text:p text:style-name="P1">4445 plug</text:p>
        <text:p text:style-name="P1">4446 plus</text:p>
        <text:p text:style-name="P1">4451 poach</text:p>
        <text:p text:style-name="P1">4452 pod</text:p>
        <text:p text:style-name="P1">4453 poem</text:p>
        <text:p text:style-name="P1">4454 poet</text:p>
        <text:p text:style-name="P1">4455 pogo</text:p>
        <text:p text:style-name="P1">4456 point</text:p>
        <text:p text:style-name="P1">4461 poise</text:p>
        <text:p text:style-name="P1">4462 poker</text:p>
        <text:p text:style-name="P1">4463 polar</text:p>
        <text:p text:style-name="P1">4464 polio</text:p>
        <text:p text:style-name="P1">4465 polka</text:p>
        <text:p text:style-name="P1">4466 polo</text:p>
        <text:p text:style-name="P7">4511 pond</text:p>
        <text:p text:style-name="P1">4512 pony</text:p>
        <text:p text:style-name="P1">4513 poppy</text:p>
        <text:p text:style-name="P1">4514 pork</text:p>
        <text:p text:style-name="P1">4515 poser</text:p>
        <text:p text:style-name="P1">4516 pouch</text:p>
        <text:p text:style-name="P1">4521 pound</text:p>
        <text:p text:style-name="P1">4522 pout</text:p>
        <text:p text:style-name="P1">4523 power</text:p>
        <text:p text:style-name="P1">4524 prank</text:p>
        <text:p text:style-name="P1">4525 press</text:p>
        <text:p text:style-name="P1">4526 print</text:p>
        <text:p text:style-name="P1">4531 prior</text:p>
        <text:p text:style-name="P1">4532 prism</text:p>
        <text:p text:style-name="P1">4533 prize</text:p>
        <text:p text:style-name="P1">4534 probe</text:p>
        <text:p text:style-name="P1">4535 prong</text:p>
        <text:p text:style-name="P1">4536 proof</text:p>
        <text:p text:style-name="P1">4541 props</text:p>
        <text:p text:style-name="P1">4542 prude</text:p>
        <text:p text:style-name="P1">4543 prune</text:p>
        <text:p text:style-name="P1">4544 pry</text:p>
        <text:p text:style-name="P1">4545 pug</text:p>
        <text:p text:style-name="P1">4546 pull</text:p>
        <text:p text:style-name="P1">4551 pulp</text:p>
        <text:p text:style-name="P1">4552 pulse</text:p>
        <text:p text:style-name="P1">4553 puma</text:p>
        <text:p text:style-name="P1">4554 punch</text:p>
        <text:p text:style-name="P1">4555 punk</text:p>
        <text:p text:style-name="P1">4556 pupil</text:p>
        <text:p text:style-name="P1">4561 puppy</text:p>
        <text:p text:style-name="P1">4562 purr</text:p>
        <text:p text:style-name="P1">4563 purse</text:p>
        <text:p text:style-name="P1">4564 push</text:p>
        <text:p text:style-name="P1">4565 putt</text:p>
        <text:p text:style-name="P1">4566 quack</text:p>
        <text:p text:style-name="P7">4611 quake</text:p>
        <text:p text:style-name="P1">4612 query</text:p>
        <text:p text:style-name="P1">4613 quiet</text:p>
        <text:p text:style-name="P1">4614 quill</text:p>
        <text:p text:style-name="P1">4615 quilt</text:p>
        <text:p text:style-name="P1">4616 quit</text:p>
        <text:p text:style-name="P1">4621 quota</text:p>
        <text:p text:style-name="P1">4622 quote</text:p>
        <text:p text:style-name="P1">4623 rabid</text:p>
        <text:p text:style-name="P1">4624 race</text:p>
        <text:p text:style-name="P1">4625 rack</text:p>
        <text:p text:style-name="P1">4626 radar</text:p>
        <text:p text:style-name="P1">4631 radio</text:p>
        <text:p text:style-name="P1">4632 raft</text:p>
        <text:p text:style-name="P1">4633 rage</text:p>
        <text:p text:style-name="P1">4634 raid</text:p>
        <text:p text:style-name="P1">4635 rail</text:p>
        <text:p text:style-name="P1">4636 rake</text:p>
        <text:p text:style-name="P1">4641 rally</text:p>
        <text:p text:style-name="P1">4642 ramp</text:p>
        <text:p text:style-name="P1">4643 ranch</text:p>
        <text:p text:style-name="P1">4644 range</text:p>
        <text:p text:style-name="P1">4645 rank</text:p>
        <text:p text:style-name="P1">4646 rant</text:p>
        <text:p text:style-name="P1">4651 rash</text:p>
        <text:p text:style-name="P1">4652 raven</text:p>
        <text:p text:style-name="P1">4653 reach</text:p>
        <text:p text:style-name="P1">4654 react</text:p>
        <text:p text:style-name="P1">4655 ream</text:p>
        <text:p text:style-name="P1">4656 rebel</text:p>
        <text:p text:style-name="P1">4661 recap</text:p>
        <text:p text:style-name="P1">4662 relax</text:p>
        <text:p text:style-name="P1">4663 relay</text:p>
        <text:p text:style-name="P1">4664 relic</text:p>
        <text:p text:style-name="P1">4665 remix</text:p>
        <text:p text:style-name="P1">4666 repay</text:p>
        <text:p text:style-name="P7"><text:soft-page-break/>5111 repel</text:p>
        <text:p text:style-name="P1">5112 reply</text:p>
        <text:p text:style-name="P1">5113 rerun</text:p>
        <text:p text:style-name="P1">5114 reset</text:p>
        <text:p text:style-name="P1">5115 rhyme</text:p>
        <text:p text:style-name="P1">5116 rice</text:p>
        <text:p text:style-name="P1">5121 rich</text:p>
        <text:p text:style-name="P1">5122 ride</text:p>
        <text:p text:style-name="P1">5123 rigid</text:p>
        <text:p text:style-name="P1">5124 rigor</text:p>
        <text:p text:style-name="P1">5125 rinse</text:p>
        <text:p text:style-name="P1">5126 riot</text:p>
        <text:p text:style-name="P1">5131 ripen</text:p>
        <text:p text:style-name="P1">5132 rise</text:p>
        <text:p text:style-name="P1">5133 risk</text:p>
        <text:p text:style-name="P1">5134 ritzy</text:p>
        <text:p text:style-name="P1">5135 rival</text:p>
        <text:p text:style-name="P1">5136 river</text:p>
        <text:p text:style-name="P1">5141 roast</text:p>
        <text:p text:style-name="P1">5142 robe</text:p>
        <text:p text:style-name="P1">5143 robin</text:p>
        <text:p text:style-name="P1">5144 rock</text:p>
        <text:p text:style-name="P1">5145 rogue</text:p>
        <text:p text:style-name="P1">5146 roman</text:p>
        <text:p text:style-name="P1">5151 romp</text:p>
        <text:p text:style-name="P1">5152 rope</text:p>
        <text:p text:style-name="P1">5153 rover</text:p>
        <text:p text:style-name="P1">5154 royal</text:p>
        <text:p text:style-name="P1">5155 ruby</text:p>
        <text:p text:style-name="P1">5156 rug</text:p>
        <text:p text:style-name="P1">5161 ruin</text:p>
        <text:p text:style-name="P1">5162 rule</text:p>
        <text:p text:style-name="P1">5163 runny</text:p>
        <text:p text:style-name="P1">5164 rush</text:p>
        <text:p text:style-name="P1">5165 rust</text:p>
        <text:p text:style-name="P1">5166 rut</text:p>
        <text:p text:style-name="P7">5211 sadly</text:p>
        <text:p text:style-name="P1">5212 sage</text:p>
        <text:p text:style-name="P1">5213 said</text:p>
        <text:p text:style-name="P1">5214 saint</text:p>
        <text:p text:style-name="P1">5215 salad</text:p>
        <text:p text:style-name="P1">5216 salon</text:p>
        <text:p text:style-name="P1">5221 salsa</text:p>
        <text:p text:style-name="P1">5222 salt</text:p>
        <text:p text:style-name="P1">5223 same</text:p>
        <text:p text:style-name="P1">5224 sandy</text:p>
        <text:p text:style-name="P1">5225 santa</text:p>
        <text:p text:style-name="P1">5226 satin</text:p>
        <text:p text:style-name="P1">5231 sauna</text:p>
        <text:p text:style-name="P1">5232 saved</text:p>
        <text:p text:style-name="P1">5233 savor</text:p>
        <text:p text:style-name="P1">5234 sax</text:p>
        <text:p text:style-name="P1">5235 say</text:p>
        <text:p text:style-name="P1">5236 scale</text:p>
        <text:p text:style-name="P1">5241 scam</text:p>
        <text:p text:style-name="P1">5242 scan</text:p>
        <text:p text:style-name="P1">5243 scare</text:p>
        <text:p text:style-name="P1">5244 scarf</text:p>
        <text:p text:style-name="P1">5245 scary</text:p>
        <text:p text:style-name="P1">5246 scoff</text:p>
        <text:p text:style-name="P1">5251 scold</text:p>
        <text:p text:style-name="P1">5252 scoop</text:p>
        <text:p text:style-name="P1">5253 scoot</text:p>
        <text:p text:style-name="P1">5254 scope</text:p>
        <text:p text:style-name="P1">5255 score</text:p>
        <text:p text:style-name="P1">5256 scorn</text:p>
        <text:p text:style-name="P1">5261 scout</text:p>
        <text:p text:style-name="P1">5262 scowl</text:p>
        <text:p text:style-name="P1">5263 scrap</text:p>
        <text:p text:style-name="P1">5264 scrub</text:p>
        <text:p text:style-name="P1">5265 scuba</text:p>
        <text:p text:style-name="P1">5266 scuff</text:p>
        <text:p text:style-name="P7">5311 sect</text:p>
        <text:p text:style-name="P1">5312 sedan</text:p>
        <text:p text:style-name="P1">5313 self</text:p>
        <text:p text:style-name="P1">5314 send</text:p>
        <text:p text:style-name="P1">5315 sepia</text:p>
        <text:p text:style-name="P1">5316 serve</text:p>
        <text:p text:style-name="P1">5321 set</text:p>
        <text:p text:style-name="P1">5322 seven</text:p>
        <text:p text:style-name="P1">5323 shack</text:p>
        <text:p text:style-name="P1">5324 shade</text:p>
        <text:p text:style-name="P1">5325 shady</text:p>
        <text:p text:style-name="P1">5326 shaft</text:p>
        <text:p text:style-name="P1">5331 shaky</text:p>
        <text:p text:style-name="P1">5332 sham</text:p>
        <text:p text:style-name="P1">5333 shape</text:p>
        <text:p text:style-name="P1">5334 share</text:p>
        <text:p text:style-name="P1">5335 sharp</text:p>
        <text:p text:style-name="P1">5336 shed</text:p>
        <text:p text:style-name="P1">5341 sheep</text:p>
        <text:p text:style-name="P1">5342 sheet</text:p>
        <text:p text:style-name="P1">5343 shelf</text:p>
        <text:p text:style-name="P1">5344 shell</text:p>
        <text:p text:style-name="P1">5345 shine</text:p>
        <text:p text:style-name="P1">5346 shiny</text:p>
        <text:p text:style-name="P1">5351 ship</text:p>
        <text:p text:style-name="P1">5352 shirt</text:p>
        <text:p text:style-name="P1">5353 shock</text:p>
        <text:p text:style-name="P1">5354 shop</text:p>
        <text:p text:style-name="P1">5355 shore</text:p>
        <text:p text:style-name="P1">5356 shout</text:p>
        <text:p text:style-name="P1">5361 shove</text:p>
        <text:p text:style-name="P1">5362 shown</text:p>
        <text:p text:style-name="P1">5363 showy</text:p>
        <text:p text:style-name="P1">5364 shred</text:p>
        <text:p text:style-name="P1">5365 shrug</text:p>
        <text:p text:style-name="P1">5366 shu</text:p>
        <text:p text:style-name="P7"><text:soft-page-break/>5411 shush</text:p>
        <text:p text:style-name="P1">5412 shut</text:p>
        <text:p text:style-name="P1">5413 shy</text:p>
        <text:p text:style-name="P1">5414 sift</text:p>
        <text:p text:style-name="P1">5415 silk</text:p>
        <text:p text:style-name="P1">5416 silly</text:p>
        <text:p text:style-name="P1">5421 silo</text:p>
        <text:p text:style-name="P1">5422 sip</text:p>
        <text:p text:style-name="P1">5423 siren</text:p>
        <text:p text:style-name="P1">5424 sixth</text:p>
        <text:p text:style-name="P1">5425 size</text:p>
        <text:p text:style-name="P1">5426 skate</text:p>
        <text:p text:style-name="P1">5431 skew</text:p>
        <text:p text:style-name="P1">5432 skid</text:p>
        <text:p text:style-name="P1">5433 skier</text:p>
        <text:p text:style-name="P1">5434 skies</text:p>
        <text:p text:style-name="P1">5435 skip</text:p>
        <text:p text:style-name="P1">5436 skirt</text:p>
        <text:p text:style-name="P1">5441 skit</text:p>
        <text:p text:style-name="P1">5442 sky</text:p>
        <text:p text:style-name="P1">5443 slab</text:p>
        <text:p text:style-name="P1">5444 slack</text:p>
        <text:p text:style-name="P1">5445 slain</text:p>
        <text:p text:style-name="P1">5446 slam</text:p>
        <text:p text:style-name="P1">5451 slang</text:p>
        <text:p text:style-name="P1">5452 slash</text:p>
        <text:p text:style-name="P1">5453 slate</text:p>
        <text:p text:style-name="P1">5454 slaw</text:p>
        <text:p text:style-name="P1">5455 sled</text:p>
        <text:p text:style-name="P1">5456 sleek</text:p>
        <text:p text:style-name="P1">5461 sleep</text:p>
        <text:p text:style-name="P1">5462 sleet</text:p>
        <text:p text:style-name="P1">5463 slept</text:p>
        <text:p text:style-name="P1">5464 slice</text:p>
        <text:p text:style-name="P1">5465 slick</text:p>
        <text:p text:style-name="P1">5466 slimy</text:p>
        <text:p text:style-name="P7">5511 sling</text:p>
        <text:p text:style-name="P1">5512 slip</text:p>
        <text:p text:style-name="P1">5513 slit</text:p>
        <text:p text:style-name="P1">5514 slob</text:p>
        <text:p text:style-name="P1">5515 slot</text:p>
        <text:p text:style-name="P1">5516 slug</text:p>
        <text:p text:style-name="P1">5521 slum</text:p>
        <text:p text:style-name="P1">5522 slurp</text:p>
        <text:p text:style-name="P1">5523 slush</text:p>
        <text:p text:style-name="P1">5524 small</text:p>
        <text:p text:style-name="P1">5525 smash</text:p>
        <text:p text:style-name="P1">5526 smell</text:p>
        <text:p text:style-name="P1">5531 smile</text:p>
        <text:p text:style-name="P1">5532 smirk</text:p>
        <text:p text:style-name="P1">5533 smog</text:p>
        <text:p text:style-name="P1">5534 snack</text:p>
        <text:p text:style-name="P1">5535 snap</text:p>
        <text:p text:style-name="P1">5536 snare</text:p>
        <text:p text:style-name="P1">5541 snarl</text:p>
        <text:p text:style-name="P1">5542 sneak</text:p>
        <text:p text:style-name="P1">5543 sneer</text:p>
        <text:p text:style-name="P1">5544 sniff</text:p>
        <text:p text:style-name="P1">5545 snore</text:p>
        <text:p text:style-name="P1">5546 snort</text:p>
        <text:p text:style-name="P1">5551 snout</text:p>
        <text:p text:style-name="P1">5552 snowy</text:p>
        <text:p text:style-name="P1">5553 snub</text:p>
        <text:p text:style-name="P1">5554 snuff</text:p>
        <text:p text:style-name="P1">5555 speak</text:p>
        <text:p text:style-name="P1">5556 speed</text:p>
        <text:p text:style-name="P1">5561 spend</text:p>
        <text:p text:style-name="P1">5562 spent</text:p>
        <text:p text:style-name="P1">5563 spew</text:p>
        <text:p text:style-name="P1">5564 spied</text:p>
        <text:p text:style-name="P1">5565 spill</text:p>
        <text:p text:style-name="P1">5566 spiny</text:p>
        <text:p text:style-name="P7">5611 spoil</text:p>
        <text:p text:style-name="P1">5612 spoke</text:p>
        <text:p text:style-name="P1">5613 spoof</text:p>
        <text:p text:style-name="P1">5614 spool</text:p>
        <text:p text:style-name="P1">5615 spoon</text:p>
        <text:p text:style-name="P1">5616 sport</text:p>
        <text:p text:style-name="P1">5621 spot</text:p>
        <text:p text:style-name="P1">5622 spout</text:p>
        <text:p text:style-name="P1">5623 spray</text:p>
        <text:p text:style-name="P1">5624 spree</text:p>
        <text:p text:style-name="P1">5625 spur</text:p>
        <text:p text:style-name="P1">5626 squad</text:p>
        <text:p text:style-name="P1">5631 squat</text:p>
        <text:p text:style-name="P1">5632 squid</text:p>
        <text:p text:style-name="P1">5633 stack</text:p>
        <text:p text:style-name="P1">5634 staff</text:p>
        <text:p text:style-name="P1">5635 stage</text:p>
        <text:p text:style-name="P1">5636 stain</text:p>
        <text:p text:style-name="P1">5641 stall</text:p>
        <text:p text:style-name="P1">5642 stamp</text:p>
        <text:p text:style-name="P1">5643 stand</text:p>
        <text:p text:style-name="P1">5644 stank</text:p>
        <text:p text:style-name="P1">5645 stark</text:p>
        <text:p text:style-name="P1">5646 start</text:p>
        <text:p text:style-name="P1">5651 stash</text:p>
        <text:p text:style-name="P1">5652 state</text:p>
        <text:p text:style-name="P1">5653 stays</text:p>
        <text:p text:style-name="P1">5654 steam</text:p>
        <text:p text:style-name="P1">5655 steep</text:p>
        <text:p text:style-name="P1">5656 stem</text:p>
        <text:p text:style-name="P1">5661 step</text:p>
        <text:p text:style-name="P1">5662 stew</text:p>
        <text:p text:style-name="P1">5663 stick</text:p>
        <text:p text:style-name="P1">5664 sting</text:p>
        <text:p text:style-name="P1">5665 stir</text:p>
        <text:p text:style-name="P1">5666 stock</text:p>
        <text:p text:style-name="P7"><text:soft-page-break/>6111 stole</text:p>
        <text:p text:style-name="P1">6112 stomp</text:p>
        <text:p text:style-name="P1">6113 stony</text:p>
        <text:p text:style-name="P1">6114 stood</text:p>
        <text:p text:style-name="P1">6115 stool</text:p>
        <text:p text:style-name="P1">6116 stoop</text:p>
        <text:p text:style-name="P1">6121 stop</text:p>
        <text:p text:style-name="P1">6122 storm</text:p>
        <text:p text:style-name="P1">6123 stout</text:p>
        <text:p text:style-name="P1">6124 stove</text:p>
        <text:p text:style-name="P1">6125 straw</text:p>
        <text:p text:style-name="P1">6126 stray</text:p>
        <text:p text:style-name="P1">6131 strut</text:p>
        <text:p text:style-name="P1">6132 stuck</text:p>
        <text:p text:style-name="P1">6133 stud</text:p>
        <text:p text:style-name="P1">6134 stuff</text:p>
        <text:p text:style-name="P1">6135 stump</text:p>
        <text:p text:style-name="P1">6136 stung</text:p>
        <text:p text:style-name="P1">6141 stunt</text:p>
        <text:p text:style-name="P1">6142 suds</text:p>
        <text:p text:style-name="P1">6143 sugar</text:p>
        <text:p text:style-name="P1">6144 sulk</text:p>
        <text:p text:style-name="P1">6145 surf</text:p>
        <text:p text:style-name="P1">6146 sushi</text:p>
        <text:p text:style-name="P1">6151 swab</text:p>
        <text:p text:style-name="P1">6152 swan</text:p>
        <text:p text:style-name="P1">6153 swarm</text:p>
        <text:p text:style-name="P1">6154 sway</text:p>
        <text:p text:style-name="P1">6155 swear</text:p>
        <text:p text:style-name="P1">6156 sweat</text:p>
        <text:p text:style-name="P1">6161 sweep</text:p>
        <text:p text:style-name="P1">6162 swell</text:p>
        <text:p text:style-name="P1">6163 swept</text:p>
        <text:p text:style-name="P1">6164 swim</text:p>
        <text:p text:style-name="P1">6165 swing</text:p>
        <text:p text:style-name="P1">6166 swipe</text:p>
        <text:p text:style-name="P7">6211 swirl</text:p>
        <text:p text:style-name="P1">6212 swoop</text:p>
        <text:p text:style-name="P1">6213 swore</text:p>
        <text:p text:style-name="P1">6214 syrup</text:p>
        <text:p text:style-name="P1">6215 tacky</text:p>
        <text:p text:style-name="P1">6216 taco</text:p>
        <text:p text:style-name="P1">6221 tag</text:p>
        <text:p text:style-name="P1">6222 take</text:p>
        <text:p text:style-name="P1">6223 tall</text:p>
        <text:p text:style-name="P1">6224 talon</text:p>
        <text:p text:style-name="P1">6225 tamer</text:p>
        <text:p text:style-name="P1">6226 tank</text:p>
        <text:p text:style-name="P1">6231 taper</text:p>
        <text:p text:style-name="P1">6232 taps</text:p>
        <text:p text:style-name="P1">6233 tarot</text:p>
        <text:p text:style-name="P1">6234 tart</text:p>
        <text:p text:style-name="P1">6235 task</text:p>
        <text:p text:style-name="P1">6236 taste</text:p>
        <text:p text:style-name="P1">6241 tasty</text:p>
        <text:p text:style-name="P1">6242 taunt</text:p>
        <text:p text:style-name="P1">6243 thank</text:p>
        <text:p text:style-name="P1">6244 thaw</text:p>
        <text:p text:style-name="P1">6245 theft</text:p>
        <text:p text:style-name="P1">6246 theme</text:p>
        <text:p text:style-name="P1">6251 thigh</text:p>
        <text:p text:style-name="P1">6252 thing</text:p>
        <text:p text:style-name="P1">6253 think</text:p>
        <text:p text:style-name="P1">6254 thong</text:p>
        <text:p text:style-name="P1">6255 thorn</text:p>
        <text:p text:style-name="P1">6256 those</text:p>
        <text:p text:style-name="P1">6261 throb</text:p>
        <text:p text:style-name="P1">6262 thud</text:p>
        <text:p text:style-name="P1">6263 thumb</text:p>
        <text:p text:style-name="P1">6264 thump</text:p>
        <text:p text:style-name="P1">6265 thus</text:p>
        <text:p text:style-name="P1">6266 tiara</text:p>
        <text:p text:style-name="P7">6311 tidal</text:p>
        <text:p text:style-name="P1">6312 tidy</text:p>
        <text:p text:style-name="P1">6313 tiger</text:p>
        <text:p text:style-name="P1">6314 tile</text:p>
        <text:p text:style-name="P1">6315 tilt</text:p>
        <text:p text:style-name="P1">6316 tint</text:p>
        <text:p text:style-name="P1">6321 tiny</text:p>
        <text:p text:style-name="P1">6322 trace</text:p>
        <text:p text:style-name="P1">6323 track</text:p>
        <text:p text:style-name="P1">6324 trade</text:p>
        <text:p text:style-name="P1">6325 train</text:p>
        <text:p text:style-name="P1">6326 trait</text:p>
        <text:p text:style-name="P1">6331 trap</text:p>
        <text:p text:style-name="P1">6332 trash</text:p>
        <text:p text:style-name="P1">6333 tray</text:p>
        <text:p text:style-name="P1">6334 treat</text:p>
        <text:p text:style-name="P1">6335 tree</text:p>
        <text:p text:style-name="P1">6336 trek</text:p>
        <text:p text:style-name="P1">6341 trend</text:p>
        <text:p text:style-name="P1">6342 trial</text:p>
        <text:p text:style-name="P1">6343 tribe</text:p>
        <text:p text:style-name="P1">6344 trick</text:p>
        <text:p text:style-name="P1">6345 trio</text:p>
        <text:p text:style-name="P1">6346 trout</text:p>
        <text:p text:style-name="P1">6351 truce</text:p>
        <text:p text:style-name="P1">6352 truck</text:p>
        <text:p text:style-name="P1">6353 trump</text:p>
        <text:p text:style-name="P1">6354 trunk</text:p>
        <text:p text:style-name="P1">6355 try</text:p>
        <text:p text:style-name="P1">6356 tug</text:p>
        <text:p text:style-name="P1">6361 tulip</text:p>
        <text:p text:style-name="P1">6362 tummy</text:p>
        <text:p text:style-name="P1">6363 turf</text:p>
        <text:p text:style-name="P1">6364 tusk</text:p>
        <text:p text:style-name="P1">6365 tutor</text:p>
        <text:p text:style-name="P1">6366 tutu</text:p>
        <text:p text:style-name="P7"><text:soft-page-break/>6411 tux</text:p>
        <text:p text:style-name="P1">6412 tweak</text:p>
        <text:p text:style-name="P1">6413 tweet</text:p>
        <text:p text:style-name="P1">6414 twice</text:p>
        <text:p text:style-name="P1">6415 twine</text:p>
        <text:p text:style-name="P1">6416 twins</text:p>
        <text:p text:style-name="P1">6421 twirl</text:p>
        <text:p text:style-name="P1">6422 twist</text:p>
        <text:p text:style-name="P1">6423 uncle</text:p>
        <text:p text:style-name="P1">6424 uncut</text:p>
        <text:p text:style-name="P1">6425 undo</text:p>
        <text:p text:style-name="P1">6426 unify</text:p>
        <text:p text:style-name="P1">6431 union</text:p>
        <text:p text:style-name="P1">6432 unit</text:p>
        <text:p text:style-name="P1">6433 untie</text:p>
        <text:p text:style-name="P1">6434 upon</text:p>
        <text:p text:style-name="P1">6435 upper</text:p>
        <text:p text:style-name="P1">6436 urban</text:p>
        <text:p text:style-name="P1">6441 used</text:p>
        <text:p text:style-name="P1">6442 user</text:p>
        <text:p text:style-name="P1">6443 usher</text:p>
        <text:p text:style-name="P1">6444 utter</text:p>
        <text:p text:style-name="P1">6445 value</text:p>
        <text:p text:style-name="P1">6446 vapor</text:p>
        <text:p text:style-name="P1">6451 vegan</text:p>
        <text:p text:style-name="P1">6452 venue</text:p>
        <text:p text:style-name="P1">6453 verse</text:p>
        <text:p text:style-name="P1">6454 vest</text:p>
        <text:p text:style-name="P1">6455 veto</text:p>
        <text:p text:style-name="P1">6456 vice</text:p>
        <text:p text:style-name="P1">6461 video</text:p>
        <text:p text:style-name="P1">6462 view</text:p>
        <text:p text:style-name="P1">6463 viral</text:p>
        <text:p text:style-name="P1">6464 virus</text:p>
        <text:p text:style-name="P1">6465 visa</text:p>
        <text:p text:style-name="P1">6466 visor</text:p>
        <text:p text:style-name="P7">6511 vixen</text:p>
        <text:p text:style-name="P1">6512 vocal</text:p>
        <text:p text:style-name="P1">6513 voice</text:p>
        <text:p text:style-name="P1">6514 void</text:p>
        <text:p text:style-name="P1">6515 volt</text:p>
        <text:p text:style-name="P1">6516 voter</text:p>
        <text:p text:style-name="P1">6521 vowel</text:p>
        <text:p text:style-name="P1">6522 wad</text:p>
        <text:p text:style-name="P1">6523 wafer</text:p>
        <text:p text:style-name="P1">6524 wager</text:p>
        <text:p text:style-name="P1">6525 wages</text:p>
        <text:p text:style-name="P3">6526 wagon</text:p>
        <text:p text:style-name="P3">6531 wake</text:p>
        <text:p text:style-name="P1">6532 walk</text:p>
        <text:p text:style-name="P1">6533 wand</text:p>
        <text:p text:style-name="P1">6534 wasp</text:p>
        <text:p text:style-name="P1">6535 watch</text:p>
        <text:p text:style-name="P1">6536 water</text:p>
        <text:p text:style-name="P1">6541 wavy</text:p>
        <text:p text:style-name="P1">6542 wheat</text:p>
        <text:p text:style-name="P1">6543 whiff</text:p>
        <text:p text:style-name="P1">6544 whole</text:p>
        <text:p text:style-name="P1">6545 whoop</text:p>
        <text:p text:style-name="P1">6546 wick</text:p>
        <text:p text:style-name="P1">6551 widen</text:p>
        <text:p text:style-name="P1">6552 widow</text:p>
        <text:p text:style-name="P1">6553 width</text:p>
        <text:p text:style-name="P1">6554 wife</text:p>
        <text:p text:style-name="P1">6555 wifi</text:p>
        <text:p text:style-name="P1">6556 wilt</text:p>
        <text:p text:style-name="P1">6561 wimp</text:p>
        <text:p text:style-name="P1">6562 wind</text:p>
        <text:p text:style-name="P1">6563 wing</text:p>
        <text:p text:style-name="P1">6564 wink</text:p>
        <text:p text:style-name="P1">6565 wipe</text:p>
        <text:p text:style-name="P1">6566 wired</text:p>
        <text:p text:style-name="P7">6611 wiry</text:p>
        <text:p text:style-name="P1">6612 wise</text:p>
        <text:p text:style-name="P1">6613 wish</text:p>
        <text:p text:style-name="P1">6614 wispy</text:p>
        <text:p text:style-name="P1">6615 wok</text:p>
        <text:p text:style-name="P1">6616 wolf</text:p>
        <text:p text:style-name="P1">6621 womb</text:p>
        <text:p text:style-name="P1">6622 wool</text:p>
        <text:p text:style-name="P1">6623 woozy</text:p>
        <text:p text:style-name="P1">6624 word</text:p>
        <text:p text:style-name="P1">6625 work</text:p>
        <text:p text:style-name="P1">6626 worry</text:p>
        <text:p text:style-name="P1">6631 wound</text:p>
        <text:p text:style-name="P1">6632 woven</text:p>
        <text:p text:style-name="P1">6633 wrath</text:p>
        <text:p text:style-name="P1">6634 wreck</text:p>
        <text:p text:style-name="P1">6635 wrist</text:p>
        <text:p text:style-name="P1">6636 xerox</text:p>
        <text:p text:style-name="P1">6641 yahoo</text:p>
        <text:p text:style-name="P1">6642 yam</text:p>
        <text:p text:style-name="P1">6643 yard</text:p>
        <text:p text:style-name="P1">6644 year</text:p>
        <text:p text:style-name="P1">6645 yeast</text:p>
        <text:p text:style-name="P1">6646 yelp</text:p>
        <text:p text:style-name="P1">6651 yield</text:p>
        <text:p text:style-name="P1">6652 yo-yo</text:p>
        <text:p text:style-name="P1">6653 yodel</text:p>
        <text:p text:style-name="P1">6654 yoga</text:p>
        <text:p text:style-name="P1">6655 yoyo</text:p>
        <text:p text:style-name="P1">6656 yummy</text:p>
        <text:p text:style-name="P1">6661 zebra</text:p>
        <text:p text:style-name="P1">6662 zero</text:p>
        <text:p text:style-name="P1">6663 zesty</text:p>
        <text:p text:style-name="P1">6664 zippy</text:p>
        <text:p text:style-name="P1">6665 zone</text:p>
        <text:p text:style-name="P5"><text:span text:style-name="T1">6666 zoo</text:span><text:span text:style-name="T2">m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in Modern Mono Slanted" svg:font-family="'Latin Modern Mono Slanted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399cm" fo:page-height="8.56cm" style:num-format="1" style:print-orientation="portrait" fo:margin-top="0.101cm" fo:margin-bottom="0.101cm" fo:margin-left="0.101cm" fo:margin-right="0.10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Willmer</meta:initial-creator>
    <meta:creation-date>2016-11-15T23:19:07.304105072</meta:creation-date>
    <dc:date>2016-11-17T20:55:55.469974752</dc:date>
    <dc:creator>Alex Willmer</dc:creator>
    <meta:editing-duration>P1DT13H29M2S</meta:editing-duration>
    <meta:editing-cycles>1</meta:editing-cycles>
    <meta:document-statistic meta:table-count="0" meta:image-count="0" meta:object-count="0" meta:page-count="12" meta:paragraph-count="1296" meta:word-count="2592" meta:character-count="12363" meta:non-whitespace-character-count="11067"/>
    <meta:generator>LibreOffice/5.1.4.2$Linux_X86_64 LibreOffice_project/10m0$Build-2</meta:generator>
  </office:meta>
</office:document-meta>
</file>